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fb176" officeooo:paragraph-rsid="001fb176"/>
    </style:style>
    <style:style style:name="P2" style:family="paragraph" style:parent-style-name="Standard">
      <style:text-properties officeooo:rsid="00201177" officeooo:paragraph-rsid="00201177"/>
    </style:style>
    <style:style style:name="P3" style:family="paragraph" style:parent-style-name="Standard">
      <style:text-properties officeooo:rsid="002160cb" officeooo:paragraph-rsid="002160cb"/>
    </style:style>
    <style:style style:name="P4" style:family="paragraph" style:parent-style-name="Standard">
      <style:text-properties officeooo:rsid="0023b3d2" officeooo:paragraph-rsid="0023b3d2"/>
    </style:style>
    <style:style style:name="P5" style:family="paragraph" style:parent-style-name="Standard">
      <style:text-properties officeooo:rsid="00258294" officeooo:paragraph-rsid="00258294"/>
    </style:style>
    <style:style style:name="P6" style:family="paragraph" style:parent-style-name="Standard">
      <style:text-properties officeooo:rsid="00258294" officeooo:paragraph-rsid="00259b9c"/>
    </style:style>
    <style:style style:name="P7" style:family="paragraph" style:parent-style-name="Standard">
      <style:text-properties officeooo:rsid="002857b6" officeooo:paragraph-rsid="002857b6"/>
    </style:style>
    <style:style style:name="P8" style:family="paragraph" style:parent-style-name="Text_20_body">
      <style:paragraph-properties fo:text-align="start" style:justify-single-word="false"/>
      <style:text-properties officeooo:rsid="001fb176" officeooo:paragraph-rsid="00201177"/>
    </style:style>
    <style:style style:name="P9" style:family="paragraph" style:parent-style-name="Text_20_body">
      <style:paragraph-properties fo:text-align="start" style:justify-single-word="false"/>
      <style:text-properties officeooo:rsid="001fb176" officeooo:paragraph-rsid="001fb176"/>
    </style:style>
    <style:style style:name="P10" style:family="paragraph" style:parent-style-name="Text_20_body">
      <style:paragraph-properties fo:text-align="start" style:justify-single-word="false"/>
      <style:text-properties officeooo:rsid="00201177" officeooo:paragraph-rsid="00297627"/>
    </style:style>
    <style:style style:name="P11" style:family="paragraph" style:parent-style-name="Text_20_body">
      <style:paragraph-properties fo:text-align="start" style:justify-single-word="false"/>
      <style:text-properties officeooo:rsid="00228e47" officeooo:paragraph-rsid="00228e47"/>
    </style:style>
    <style:style style:name="P12" style:family="paragraph" style:parent-style-name="Text_20_body">
      <style:paragraph-properties fo:text-align="start" style:justify-single-word="false"/>
      <style:text-properties officeooo:rsid="00297627" officeooo:paragraph-rsid="00297627"/>
    </style:style>
    <style:style style:name="P13" style:family="paragraph" style:parent-style-name="Table_20_Contents">
      <style:text-properties officeooo:rsid="001d0bd8" officeooo:paragraph-rsid="001d0bd8"/>
    </style:style>
    <style:style style:name="P14" style:family="paragraph" style:parent-style-name="Table_20_Contents">
      <style:text-properties officeooo:rsid="001d76be" officeooo:paragraph-rsid="001d76be"/>
    </style:style>
    <style:style style:name="P15" style:family="paragraph" style:parent-style-name="Table_20_Contents">
      <style:text-properties officeooo:rsid="001e7dac" officeooo:paragraph-rsid="001e7dac"/>
    </style:style>
    <style:style style:name="P16" style:family="paragraph" style:parent-style-name="Table_20_Contents">
      <style:paragraph-properties fo:text-align="justify" style:justify-single-word="false"/>
      <style:text-properties fo:font-weight="normal" officeooo:rsid="001e7dac" officeooo:paragraph-rsid="001e7dac" style:font-weight-asian="normal" style:font-weight-complex="normal"/>
    </style:style>
    <style:style style:name="P17" style:family="paragraph" style:parent-style-name="Table_20_Contents">
      <style:text-properties officeooo:rsid="002acbf3" officeooo:paragraph-rsid="002acbf3"/>
    </style:style>
    <style:style style:name="P18" style:family="paragraph" style:parent-style-name="Table_20_Contents">
      <style:paragraph-properties fo:text-align="justify" style:justify-single-word="false"/>
      <style:text-properties fo:color="#ff0000" fo:font-weight="bold" officeooo:rsid="001e7dac" officeooo:paragraph-rsid="002e1d64" style:font-weight-asian="bold" style:font-weight-complex="bold"/>
    </style:style>
    <style:style style:name="P19" style:family="paragraph" style:parent-style-name="Table_20_Contents">
      <style:text-properties officeooo:paragraph-rsid="0031e5cd"/>
    </style:style>
    <style:style style:name="P20" style:family="paragraph" style:parent-style-name="Table_20_Contents">
      <style:paragraph-properties fo:text-align="justify" style:justify-single-word="false"/>
      <style:text-properties fo:color="#ff00ff" officeooo:rsid="001d0bd8" officeooo:paragraph-rsid="001d0bd8"/>
    </style:style>
    <style:style style:name="P21" style:family="paragraph" style:parent-style-name="Table_20_Contents">
      <style:text-properties fo:color="#ff00ff" fo:font-weight="bold" officeooo:rsid="001e7dac" officeooo:paragraph-rsid="002c3f73" style:font-weight-asian="bold" style:font-weight-complex="bold"/>
    </style:style>
    <style:style style:name="P22" style:family="paragraph" style:parent-style-name="Subtitle">
      <style:paragraph-properties fo:text-align="start" style:justify-single-word="false"/>
    </style:style>
    <style:style style:name="P23" style:family="paragraph" style:parent-style-name="Table_20_Contents">
      <style:text-properties officeooo:rsid="0034a35d" officeooo:paragraph-rsid="0034a3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7dac"/>
    </style:style>
    <style:style style:name="T3" style:family="text">
      <style:text-properties officeooo:rsid="00201177"/>
    </style:style>
    <style:style style:name="T4" style:family="text">
      <style:text-properties officeooo:rsid="00223db5"/>
    </style:style>
    <style:style style:name="T5" style:family="text">
      <style:text-properties officeooo:rsid="0023b3d2"/>
    </style:style>
    <style:style style:name="T6" style:family="text">
      <style:text-properties officeooo:rsid="00258294"/>
    </style:style>
    <style:style style:name="T7" style:family="text">
      <style:text-properties officeooo:rsid="00259b9c"/>
    </style:style>
    <style:style style:name="T8" style:family="text">
      <style:text-properties officeooo:rsid="002736b8"/>
    </style:style>
    <style:style style:name="T9" style:family="text">
      <style:text-properties officeooo:rsid="002a6dc3"/>
    </style:style>
    <style:style style:name="T10" style:family="text">
      <style:text-properties fo:font-weight="normal" officeooo:rsid="002c3f73" style:font-weight-asian="normal" style:font-weight-complex="normal"/>
    </style:style>
    <style:style style:name="T11" style:family="text">
      <style:text-properties fo:font-weight="normal" officeooo:rsid="002e1d64" style:font-weight-asian="normal" style:font-weight-complex="normal"/>
    </style:style>
    <style:style style:name="T12" style:family="text">
      <style:text-properties officeooo:rsid="002dbf6d"/>
    </style:style>
    <style:style style:name="T13" style:family="text">
      <style:text-properties officeooo:rsid="0031e5cd"/>
    </style:style>
    <style:style style:name="T14" style:family="text">
      <style:text-properties fo:font-style="italic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0000" fo:font-weight="bold" officeooo:rsid="0031e5cd" style:font-weight-asian="bold" style:font-weight-complex="bold"/>
    </style:style>
    <style:style style:name="T18" style:family="text">
      <style:text-properties fo:color="#ff0000" officeooo:rsid="0031e5cd"/>
    </style:style>
    <style:style style:name="T19" style:family="text">
      <style:text-properties fo:color="#ff0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urc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rows-spanned="5" office:value-type="string">
            <text:p text:style-name="P13">Britsh National Corpus</text:p>
          </table:table-cell>
          <table:table-cell table:style-name="Tabelle1.B1" office:value-type="string">
            <text:p text:style-name="P13"><text:span text:style-name="T1">DeReKo</text:span> (http://www1.ids-mannheim.de/kl/projekte/korpora/archiv.html)</text:p>
          </table:table-cell>
        </table:table-row>
        <table:table-row>
          <table:covered-table-cell/>
          <table:table-cell table:style-name="Tabelle1.B2" office:value-type="string">
            <text:p text:style-name="P17"><text:span text:style-name="T1">DWDS</text:span> (http://www.dwds.de/)</text:p>
          </table:table-cell>
        </table:table-row>
        <table:table-row>
          <table:covered-table-cell/>
          <table:table-cell table:style-name="Tabelle1.B2" office:value-type="string">
            <text:p text:style-name="P23"><text:span text:style-name="T16">First Letter in a Word Frequency</text:span><text:span text:style-name="T15"> (</text:span><text:a xlink:type="simple" xlink:href="http://en.wikipedia.org/wiki/Letter_frequency#Relative_frequencies_of_the_first_letters_of_a_word_in_the_English_language">http://en.wikipedia.org/wiki/Letter_frequency#Relative_frequencies_of_the_first_letters_of_a_word_in_the_English_language</text:a><text:span text:style-name="T15">) </text:span><text:span text:style-name="T18">(</text:span><text:span text:style-name="T15">Beutelspacher, Albrecht (2005). </text:span><text:span text:style-name="T19">Kryptologie</text:span><text:span text:style-name="T15"> (7 ed.). Wiesbaden: Vieweg. p. 10. </text:span><text:a xlink:type="simple" xlink:href="http://en.wikipedia.org/wiki/International_Standard_Book_Number">ISBN</text:a><text:span text:style-name="T15"> </text:span><text:a xlink:type="simple" xlink:href="http://en.wikipedia.org/wiki/Special:BookSources/3-8348-0014-7">3-8348-0014-7</text:a><text:span text:style-name="T18">)</text:span></text:p>
          </table:table-cell>
        </table:table-row>
        <table:table-row>
          <table:covered-table-cell/>
          <table:table-cell table:style-name="Tabelle1.B2" office:value-type="string">
            <text:p text:style-name="P19"><text:span text:style-name="T17">Letter Frequency</text:span><text:span text:style-name="T18"> (</text:span><text:a xlink:type="simple" xlink:href="http://en.wikipedia.org/wiki/Letter_frequency">http://en.wikipedia.org/wiki/Letter_frequency</text:a><text:span text:style-name="T18">) (</text:span><text:span text:style-name="T15">Beutelspacher, Albrecht (2005). </text:span><text:span text:style-name="T19">Kryptologie</text:span><text:span text:style-name="T15"> (7 ed.). Wiesbaden: Vieweg. p. 10. </text:span><text:a xlink:type="simple" xlink:href="http://en.wikipedia.org/wiki/International_Standard_Book_Number">ISBN</text:a><text:span text:style-name="T15"> </text:span><text:a xlink:type="simple" xlink:href="http://en.wikipedia.org/wiki/Special:BookSources/3-8348-0014-7">3-8348-0014-7</text:a><text:span text:style-name="T18">)</text:span></text:p>
          </table:table-cell>
        </table:table-row>
        <table:table-row>
          <table:covered-table-cell/>
          <table:table-cell table:style-name="Tabelle1.B2" office:value-type="string">
            <text:p text:style-name="P13"><text:span text:style-name="T1">Wotschatz Lepzig</text:span> (http://wortschatz.uni-leipzig.de/)</text:p>
          </table:table-cell>
        </table:table-row>
        <table:table-row>
          <table:table-cell table:style-name="Tabelle1.A4" office:value-type="string">
            <text:p text:style-name="P13">TeX hyphenization</text:p>
          </table:table-cell>
          <table:table-cell table:style-name="Tabelle1.B2" office:value-type="string">
            <text:p text:style-name="P13"><text:span text:style-name="T1">OpenOffice Dictionary</text:span> (Deutsch) + Implemented library</text:p>
          </table:table-cell>
        </table:table-row>
        <table:table-row>
          <table:table-cell table:style-name="Tabelle1.A4" table:number-rows-spanned="2" office:value-type="string">
            <text:p text:style-name="P13">Paraphrase Database - <text:span text:style-name="T12">WordNet</text:span></text:p>
          </table:table-cell>
          <table:table-cell table:style-name="Tabelle1.B2" office:value-type="string">
            <text:p text:style-name="P13"><text:span text:style-name="T1">GermaNet</text:span> (http://www.sfs.uni-tuebingen.de/GermaNet/)</text:p>
          </table:table-cell>
        </table:table-row>
        <table:table-row>
          <table:covered-table-cell/>
          <table:table-cell table:style-name="Tabelle1.B2" office:value-type="string">
            <text:p text:style-name="P20"><text:span text:style-name="T1">OpenThesaurus</text:span> (https://www.openthesaurus.de/)</text:p>
          </table:table-cell>
        </table:table-row>
        <table:table-row>
          <table:table-cell table:style-name="Tabelle1.A4" table:number-rows-spanned="2" office:value-type="string">
            <text:p text:style-name="P13">Contraction and Expasion</text:p>
          </table:table-cell>
          <table:table-cell table:style-name="Tabelle1.B2" office:value-type="string">
            <text:p text:style-name="P14"><text:span text:style-name="T1">German List of Abbreviations</text:span> (http://german.about.com/library/blabbrev.htm)</text:p>
          </table:table-cell>
        </table:table-row>
        <table:table-row>
          <table:covered-table-cell/>
          <table:table-cell table:style-name="Tabelle1.B2" office:value-type="string">
            <text:p text:style-name="P14">Manually <text:span text:style-name="T2">for prepositions</text:span></text:p>
          </table:table-cell>
        </table:table-row>
        <table:table-row>
          <table:table-cell table:style-name="Tabelle1.A4" office:value-type="string">
            <text:p text:style-name="P15">Common Misspellings</text:p>
          </table:table-cell>
          <table:table-cell table:style-name="Tabelle1.B2" office:value-type="string">
            <text:p text:style-name="P16">http://de.wikipedia.org/wiki/Wikipedia:Liste_von_Tippfehlern</text:p>
          </table:table-cell>
        </table:table-row>
        <table:table-row>
          <table:table-cell table:style-name="Tabelle1.A4" table:number-rows-spanned="2" office:value-type="string">
            <text:p text:style-name="P15">Context-Dependet Synonym</text:p>
          </table:table-cell>
          <table:table-cell table:style-name="Tabelle1.B2" office:value-type="string">
            <text:p text:style-name="P21">Google n-Gram <text:span text:style-name="T10">(http://storage.googleapis.com/books/ngrams/books/datasetsv2.html)</text:span></text:p>
          </table:table-cell>
        </table:table-row>
        <table:table-row>
          <table:covered-table-cell/>
          <table:table-cell table:style-name="Tabelle1.B2" office:value-type="string">
            <text:p text:style-name="P18">Netspeak API <text:span text:style-name="T11">(http://www.netspeak.org/)</text:span></text:p>
          </table:table-cell>
        </table:table-row>
      </table:table>
      <text:p text:style-name="Standard"/>
      <text:p text:style-name="P22">Questions</text:p>
      <text:p text:style-name="P8">Divide text x into two part<text:span text:style-name="T3">s</text:span> y and z, such that x = yz.</text:p>
      <text:p text:style-name="P10">Decide whether it is OR-Node or AND-Node (Section 3.1) </text:p>
      <text:p text:style-name="P12">Under which condition the Acrostic Generation can be divided into subproblem?</text:p>
      <text:p text:style-name="P9">Normal distribution for that? N(5, 0.5) <text:span text:style-name="T3">(S.2021,Z.10 von unten)</text:span></text:p>
      <text:p text:style-name="P11">What is meant with 'maximum likelyhood' in this case (S.2021,Z.7 von <text:span text:style-name="T8">unten</text:span>)</text:p>
      <text:p text:style-name="P2">Sophisticated data structures and <text:span text:style-name="T4">externalized </text:span>hash tables for what? <text:span text:style-name="T4">(S.2021,Z.5)</text:span></text:p>
      <text:p text:style-name="P2"/>
      <text:p text:style-name="P1">Time consumming <text:span text:style-name="T3">process, when generating the nodes (Possibly many nodes)</text:span></text:p>
      <text:p text:style-name="P1"/>
      <text:p text:style-name="P3">The <text:span text:style-name="T5">'Turing' </text:span>example in the paper doesn't seem to match with the operator<text:span text:style-name="T6">s</text:span> described. <text:span text:style-name="T5">How</text:span></text:p>
      <text:p text:style-name="P4">are the first two lines transformed?</text:p>
      <text:p text:style-name="P3"/>
      <text:p text:style-name="P3">Compute the q(n,ni) table in German</text:p>
      <text:p text:style-name="P3"/>
      <text:p text:style-name="P5"><text:soft-page-break/>When best-first search degenerates to a breath-first search it is more likely to perfom</text:p>
      <text:p text:style-name="P6">a depth-first search. What exactly does this mean? <text:span text:style-name="T7">(S.2023,Z.11 ff. von unten)</text:span></text:p>
      <text:p text:style-name="P6"/>
      <text:p text:style-name="P7">What ist done in the proprocessing <text:span text:style-name="T9">step </text:span>(in total 1 min per run)?</text:p>
      <text:p text:style-name="P6"/>
      <text:p text:style-name="P6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31:31.157269946</meta:creation-date>
    <dc:date>2014-11-05T08:52:39.995216461</dc:date>
    <meta:editing-duration>PT3H44M40S</meta:editing-duration>
    <meta:editing-cycles>18</meta:editing-cycles>
    <meta:generator>LibreOffice/4.2.6.3$Linux_X86_64 LibreOffice_project/420m0$Build-3</meta:generator>
    <dc:creator>William </dc:creator>
    <meta:document-statistic meta:table-count="1" meta:image-count="0" meta:object-count="0" meta:page-count="2" meta:paragraph-count="35" meta:word-count="225" meta:character-count="2015" meta:non-whitespace-character-count="1822"/>
  </office:meta>
</office:document-meta>
</file>